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oj_hist_with_gaps" table:style-name="ta1">
        <table:shapes>
          <draw:frame draw:z-index="0" draw:style-name="gr1" draw:text-style-name="P1" svg:width="15.999cm" svg:height="8.999cm" svg:x="2.358cm" svg:y="0.1cm">
            <draw:object draw:notify-on-update-of-ranges="Proj_hist_with_gaps.A1:Proj_hist_with_gaps.A8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table table:name="hist_with_gaps" table:style-name="ta1">
        <table:shapes>
          <draw:frame draw:z-index="0" draw:style-name="gr1" draw:text-style-name="P1" svg:width="15.999cm" svg:height="8.999cm" svg:x="6.874cm" svg:y="6.121cm">
            <draw:object draw:notify-on-update-of-ranges="hist_with_gaps.C19:hist_with_gaps.C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hist_with_gaps.A1:hist_with_gaps.A230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</table:table>
      <table:table table:name="proj_hist_without_gaps" table:style-name="ta1">
        <table:shapes>
          <draw:frame draw:z-index="0" draw:style-name="gr1" draw:text-style-name="P1" svg:width="15.999cm" svg:height="8.999cm" svg:x="2.358cm" svg:y="0.1cm">
            <draw:object draw:notify-on-update-of-ranges="proj_hist_without_gaps.A1:proj_hist_without_gaps.A8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table table:name="Sheet4" table:style-name="ta1">
        <table:shapes>
          <draw:frame draw:z-index="0" draw:style-name="gr1" draw:text-style-name="P1" svg:width="15.999cm" svg:height="8.999cm" svg:x="2.358cm" svg:y="0.1cm">
            <draw:object draw:notify-on-update-of-ranges="Sheet4.A1:Sheet4.A102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22:02:25.612002994</meta:creation-date>
    <dc:date>2014-12-20T22:08:59.613500194</dc:date>
    <meta:editing-duration>PT3M50S</meta:editing-duration>
    <meta:editing-cycles>3</meta:editing-cycles>
    <meta:generator>LibreOffice/4.2.7.2$Linux_x86 LibreOffice_project/420m0$Build-2</meta:generator>
    <meta:document-statistic meta:table-count="4" meta:cell-count="494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2cm" svg:y="4.201cm" style:legend-expansion="high" chart:style-name="ch2"/>
        <chart:plot-area chart:style-name="ch3" table:cell-range-address="Proj_hist_with_gaps.A1:Proj_hist_with_gaps.A801" svg:x="0.32cm" svg:y="0.18cm" svg:width="13.123cm" svg:height="8.64cm">
          <chartooo:coordinate-region svg:x="0.941cm" svg:y="0.379cm" svg:width="12.407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oj_hist_with_gaps.A1:Proj_hist_with_gaps.A801" chart:class="chart:bar">
            <chart:data-point chart:repeated="8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oj_hist_with_gaps.A1:Proj_hist_with_gaps.A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1cm" svg:y="0cm" style:legend-expansion="high" chart:style-name="ch2"/>
        <chart:plot-area chart:style-name="ch3" table:cell-range-address="hist_with_gaps.C19:hist_with_gaps.C19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2cm" svg:y="4.201cm" style:legend-expansion="high" chart:style-name="ch2"/>
        <chart:plot-area chart:style-name="ch3" table:cell-range-address="hist_with_gaps.A1:hist_with_gaps.A2304" svg:x="0.32cm" svg:y="0.18cm" svg:width="13.123cm" svg:height="8.64cm">
          <chartooo:coordinate-region svg:x="1.127cm" svg:y="0.379cm" svg:width="12.316cm" svg:height="7.3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st_with_gaps.A1:hist_with_gaps.A2304" chart:class="chart:bar">
            <chart:data-point chart:repeated="230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ist_with_gaps.A1:hist_with_gaps.A23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2cm" svg:y="4.201cm" style:legend-expansion="high" chart:style-name="ch2"/>
        <chart:plot-area chart:style-name="ch3" table:cell-range-address="proj_hist_without_gaps.A1:proj_hist_without_gaps.A801" svg:x="0.32cm" svg:y="0.18cm" svg:width="13.123cm" svg:height="8.64cm">
          <chartooo:coordinate-region svg:x="0.941cm" svg:y="0.379cm" svg:width="12.407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oj_hist_without_gaps.A1:proj_hist_without_gaps.A801" chart:class="chart:bar">
            <chart:data-point chart:repeated="8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oj_hist_without_gaps.A1:proj_hist_without_gaps.A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2cm" svg:y="4.201cm" style:legend-expansion="high" chart:style-name="ch2"/>
        <chart:plot-area chart:style-name="ch3" table:cell-range-address="Sheet4.A1:Sheet4.A1024" svg:x="0.32cm" svg:y="0.18cm" svg:width="13.123cm" svg:height="8.64cm">
          <chartooo:coordinate-region svg:x="1.127cm" svg:y="0.38cm" svg:width="12.316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A1:Sheet4.A1024" chart:class="chart:ba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1:Sheet4.A10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62">
                <text:p>5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